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3d9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703d9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9115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1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rsid="0dde9a1c" officeooo:paragraph-rsid="0dde9a1c"/>
    </style:style>
    <style:style style:name="P60" style:family="paragraph" style:parent-style-name="Standard">
      <style:text-properties officeooo:rsid="0dde9a1c" officeooo:paragraph-rsid="0f4adb30"/>
    </style:style>
    <style:style style:name="P61" style:family="paragraph" style:parent-style-name="Standard">
      <style:text-properties officeooo:rsid="0dde9a1c" officeooo:paragraph-rsid="0f5bbe35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3" style:family="paragraph" style:parent-style-name="Standard">
      <style:text-properties officeooo:rsid="0dde9a1c" officeooo:paragraph-rsid="1064c783"/>
    </style:style>
    <style:style style:name="P64" style:family="paragraph" style:parent-style-name="Standard">
      <style:text-properties officeooo:rsid="0dde9a1c" officeooo:paragraph-rsid="10835896"/>
    </style:style>
    <style:style style:name="P65" style:family="paragraph" style:parent-style-name="Footnote">
      <style:text-properties officeooo:rsid="043ccc66" officeooo:paragraph-rsid="0f40045a"/>
    </style:style>
    <style:style style:name="P66" style:family="paragraph" style:parent-style-name="Footnote">
      <style:text-properties officeooo:rsid="043ccc66" officeooo:paragraph-rsid="0f4dc0dc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paragraph-properties fo:text-align="center" style:justify-single-word="false"/>
      <style:text-properties officeooo:paragraph-rsid="0cc50ec9"/>
    </style:style>
    <style:style style:name="P69" style:family="paragraph" style:parent-style-name="Standard">
      <style:paragraph-properties fo:text-align="center" style:justify-single-word="false"/>
      <style:text-properties officeooo:paragraph-rsid="0db0d4d1"/>
    </style:style>
    <style:style style:name="P70" style:family="paragraph" style:parent-style-name="Standard">
      <style:paragraph-properties fo:text-align="center" style:justify-single-word="false"/>
      <style:text-properties officeooo:paragraph-rsid="0eb4913f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d804757"/>
    </style:style>
    <style:style style:name="P73" style:family="paragraph" style:parent-style-name="Standard">
      <style:paragraph-properties fo:text-align="center" style:justify-single-word="false"/>
      <style:text-properties officeooo:paragraph-rsid="102f2d76"/>
    </style:style>
    <style:style style:name="P74" style:family="paragraph" style:parent-style-name="Footnote">
      <style:text-properties officeooo:paragraph-rsid="0fa0ab6e"/>
    </style:style>
    <style:style style:name="P75" style:family="paragraph" style:parent-style-name="Standard">
      <style:text-properties officeooo:paragraph-rsid="103d33d3"/>
    </style:style>
    <style:style style:name="P76" style:family="paragraph" style:parent-style-name="Footnote">
      <style:text-properties officeooo:paragraph-rsid="104a80be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9adfc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81afe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81" style:family="paragraph" style:parent-style-name="Standard">
      <style:text-properties officeooo:paragraph-rsid="1061e0ef"/>
    </style:style>
    <style:style style:name="P82" style:family="paragraph" style:parent-style-name="Standard">
      <style:text-properties officeooo:paragraph-rsid="1062a122"/>
    </style:style>
    <style:style style:name="P83" style:family="paragraph" style:parent-style-name="Standard">
      <style:text-properties officeooo:paragraph-rsid="10640365"/>
    </style:style>
    <style:style style:name="P84" style:family="paragraph" style:parent-style-name="Footnote">
      <style:text-properties officeooo:paragraph-rsid="106b3977"/>
    </style:style>
    <style:style style:name="P85" style:family="paragraph" style:parent-style-name="Standard">
      <style:text-properties officeooo:paragraph-rsid="1079aa5f"/>
    </style:style>
    <style:style style:name="P86" style:family="paragraph" style:parent-style-name="Standard">
      <style:text-properties officeooo:paragraph-rsid="107dd566"/>
    </style:style>
    <style:style style:name="P8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Footnote">
      <style:text-properties fo:language="en" fo:country="GB" officeooo:paragraph-rsid="10868da7" fo:background-color="transparent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681f2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5d3c0"/>
    </style:style>
    <style:style style:name="P97" style:family="paragraph" style:parent-style-name="Standard">
      <style:text-properties officeooo:paragraph-rsid="1085d3c0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9" style:family="text">
      <style:text-properties style:font-name="Liberation Sans" fo:font-size="12pt" fo:language="en" fo:country="GB" officeooo:rsid="0f51b898"/>
    </style:style>
    <style:style style:name="T10" style:family="text">
      <style:text-properties style:font-name="Liberation Sans" fo:font-size="10pt" fo:language="en" fo:country="GB" style:font-size-asian="10pt" style:font-size-complex="10pt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language-asian="nl" style:country-asian="NL"/>
    </style:style>
    <style:style style:name="T13" style:family="text">
      <style:text-properties officeooo:rsid="0f57e617"/>
    </style:style>
    <style:style style:name="T14" style:family="text">
      <style:text-properties officeooo:rsid="02f99a6c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b397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8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2" style:family="text">
      <style:text-properties fo:color="#000000" loext:opacity="100%" style:font-name="Liberation Sans" fo:font-size="12pt" fo:language="en" fo:country="GB" fo:font-style="normal" style:text-underline-style="none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6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17" style:family="text">
      <style:text-properties fo:color="#000000" loext:opacity="100%" style:font-name="Liberation Sans" fo:font-size="12pt" fo:language="en" fo:country="GB" officeooo:rsid="10555e93" style:font-size-asian="12pt" style:font-size-complex="12pt"/>
    </style:style>
    <style:style style:name="T11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1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22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2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5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1" style:family="text">
      <style:text-properties fo:color="#000000" loext:opacity="100%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27b3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108166a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officeooo:rsid="0fe7cf80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fo:language="en" fo:country="GB" officeooo:rsid="0fe7cf80" style:font-size-asian="12pt" style:language-asian="nl" style:country-asian="NL" style:font-size-complex="12pt"/>
    </style:style>
    <style:style style:name="T207" style:family="text">
      <style:text-properties style:use-window-font-color="true" loext:opacity="0%" fo:language="en" fo:country="GB" officeooo:rsid="0e031d57" style:font-size-asian="12pt" style:language-asian="nl" style:country-asian="NL" style:font-size-complex="12pt"/>
    </style:style>
    <style:style style:name="T208" style:family="text">
      <style:text-properties style:use-window-font-color="true" loext:opacity="0%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language="en" fo:country="GB" officeooo:rsid="1052c7f3"/>
    </style:style>
    <style:style style:name="T214" style:family="text">
      <style:text-properties fo:language="en" fo:country="GB" officeooo:rsid="105c8aaa"/>
    </style:style>
    <style:style style:name="T215" style:family="text">
      <style:text-properties fo:language="en" fo:country="GB" officeooo:rsid="105f1264"/>
    </style:style>
    <style:style style:name="T216" style:family="text">
      <style:text-properties fo:language="en" fo:country="GB" style:text-underline-style="none"/>
    </style:style>
    <style:style style:name="T21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8" style:family="text">
      <style:text-properties fo:language="en" fo:country="GB" style:text-underline-style="none" officeooo:rsid="0f28d107"/>
    </style:style>
    <style:style style:name="T219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0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1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2" style:family="text">
      <style:text-properties fo:language="en" fo:country="GB" style:text-underline-style="none" officeooo:rsid="108166a7"/>
    </style:style>
    <style:style style:name="T223" style:family="text">
      <style:text-properties officeooo:rsid="0f981b1c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8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49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50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251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2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0"><text:span text:style-name="Strong_20_Emphasis"><text:span text:style-name="T90">Checklist for installing </text:span></text:span><text:span text:style-name="Strong_20_Emphasis"><text:span text:style-name="T90"><text:user-field-get text:name="Distro">Rocky Linux</text:user-field-get></text:span></text:span><text:span text:style-name="Strong_20_Emphasis"><text:span text:style-name="T90"><text:s/></text:span></text:span><text:span text:style-name="Strong_20_Emphasis"><text:span text:style-name="T91"><text:user-field-get text:name="Version">8.10</text:user-field-get></text:span></text:span><text:span text:style-name="Strong_20_Emphasis"><text:span text:style-name="T92"><text:note text:id="ftn1" text:note-class="footnote"><text:note-citation>1</text:note-citation><text:note-body><text:p text:style-name="P76"><text:span text:style-name="T224">This </text:span><text:span text:style-name="Strong_20_Emphasis"><text:span text:style-name="T231"><text:user-field-get text:name="Distro">Rocky Linux</text:user-field-get></text:span></text:span><text:span text:style-name="T225"><text:s/></text:span><text:span text:style-name="T232"><text:user-field-get text:name="Version">8.10</text:user-field-get></text:span><text:span text:style-name="T232"><text:s/>Desktop</text:span><text:span text:style-name="T224"> (codename </text:span><text:span text:style-name="T227">GreenObsidian</text:span><text:span text:style-name="T224">) </text:span><text:span text:style-name="T229">from May 31</text:span><text:span text:style-name="T239">st</text:span><text:span text:style-name="T229">, </text:span><text:span text:style-name="T230">2024 </text:span><text:span text:style-name="T224">is supported until </text:span><text:span text:style-name="T226">May</text:span><text:span text:style-name="T224"> </text:span><text:span text:style-name="T228">1</text:span><text:span text:style-name="T238">st</text:span><text:span text:style-name="T228">, </text:span><text:span text:style-name="T224">2029.</text:span></text:p></text:note-body></text:note></text:span></text:span><text:span text:style-name="Strong_20_Emphasis"><text:span text:style-name="T93"><text:s/></text:span></text:span><text:span text:style-name="Strong_20_Emphasis"><text:span text:style-name="T95">Desktop</text:span></text:span><text:span text:style-name="Strong_20_Emphasis"><text:span text:style-name="T94">.</text:span></text:span></text:p>
      <text:p text:style-name="P31"><text:span text:style-name="Strong_20_Emphasis"><text:span text:style-name="T62"/></text:span></text:p>
      <text:p text:style-name="P32"><text:span text:style-name="Strong_20_Emphasis"><text:span text:style-name="T88"/></text:span></text:p>
      <text:p text:style-name="P87">Fill in the text box after &lt;...&gt;</text:p>
      <text:p text:style-name="P16"><text:span text:style-name="Definition"><text:span text:style-name="T217">&lt;user</text:span></text:span><text:span text:style-name="Definition"><text:span text:style-name="T176">&gt;</text:span></text:span><text:span text:style-name="T189"><text:tab/><text:tab/></text:span><text:span text:style-name="T196"> <text:tab/><text:tab/><text:tab/> </text:span><text:span text:style-name="T190"><draw:control text:anchor-type="as-char" svg:y="-0.4cm" draw:z-index="4" draw:name="Gebruiker" draw:style-name="gr2" draw:text-style-name="P99" svg:width="6.002cm" svg:height="0.5cm" draw:control="control3"><svg:title>Gebruiker</svg:title><svg:desc>Volledige naam, bijv. Jan Stek</svg:desc></draw:control></text:span><text:span text:style-name="T190"><text:tab/></text:span><text:span text:style-name="T194">e.g.</text:span><text:span text:style-name="T197"> </text:span><text:span text:style-name="User_20_Entry"><text:span text:style-name="T207">J</text:span></text:span><text:span text:style-name="User_20_Entry"><text:span text:style-name="T206">ohn Doe</text:span></text:span></text:p>
      <text:p text:style-name="P86"><text:span text:style-name="Definition"><text:span text:style-name="T217">&lt;</text:span></text:span><text:span text:style-name="Definition"><text:span text:style-name="T201">USER</text:span></text:span><text:span text:style-name="Definition"><text:span text:style-name="T216">na</text:span></text:span><text:span text:style-name="Definition"><text:span text:style-name="T218">me</text:span></text:span><text:span text:style-name="Definition"><text:span text:style-name="T176">&gt;</text:span></text:span><text:span text:style-name="T200"><text:tab/><text:tab/><text:tab/> </text:span><text:span text:style-name="T200"><draw:control text:anchor-type="as-char" svg:y="-0.4cm" draw:z-index="10" draw:name="Gberuikersnaam 2" draw:style-name="gr2" draw:text-style-name="P99" svg:width="6.002cm" svg:height="0.5cm" draw:control="control9"><svg:title>Gebruikersnaam</svg:title><svg:desc>Korte naam, bijv. jan</svg:desc></draw:control></text:span><text:span text:style-name="T200"><text:tab/></text:span><text:span text:style-name="T202">e.g.</text:span><text:span text:style-name="T5"> </text:span><text:span text:style-name="User_20_Entry"><text:span text:style-name="T130">j</text:span></text:span><text:span text:style-name="User_20_Entry"><text:span text:style-name="T131">oh</text:span></text:span><text:span text:style-name="User_20_Entry"><text:span text:style-name="T130">n</text:span></text:span></text:p>
      <text:p text:style-name="P16"><text:span text:style-name="Definition"><text:span text:style-name="T217">&lt;</text:span></text:span><text:span text:style-name="Definition"><text:span text:style-name="T216">COMPUTERNA</text:span></text:span><text:span text:style-name="Definition"><text:span text:style-name="T218">me</text:span></text:span><text:span text:style-name="Definition"><text:span text:style-name="T176">&gt;</text:span></text:span><text:span text:style-name="T203"><text:tab/> </text:span><text:span text:style-name="T216"><draw:control text:anchor-type="as-char" svg:y="-0.4cm" draw:z-index="5" draw:name="Computernaam" draw:style-name="gr2" draw:text-style-name="P99" svg:width="6.002cm" svg:height="0.5cm" draw:control="control4"><svg:title>Computernaam</svg:title><svg:desc>Unieke naam van de computer</svg:desc></draw:control></text:span><text:span text:style-name="T216"><text:tab/></text:span><text:span text:style-name="T222">e.g.</text:span><text:span text:style-name="T177"> </text:span><text:span text:style-name="User_20_Entry"><text:span text:style-name="T208">pc02</text:span></text:span></text:p>
      <text:p text:style-name="P96"><text:span text:style-name="Definition"><text:span text:style-name="T217">&lt;</text:span></text:span><text:span text:style-name="Definition"><text:span text:style-name="T174">USER</text:span></text:span><text:span text:style-name="Definition"><text:span text:style-name="T176">&gt;</text:span></text:span><text:span text:style-name="T182"><text:tab/><text:tab/></text:span><text:span text:style-name="T196"> <text:tab/><text:tab/><text:tab/> </text:span><text:span text:style-name="T190"><draw:control text:anchor-type="as-char" svg:y="-0.4cm" draw:z-index="8" draw:name="Gebruiker 1" draw:style-name="gr2" draw:text-style-name="P99" svg:width="6.002cm" svg:height="0.5cm" draw:control="control7"><svg:title>Gebruiker</svg:title><svg:desc>Volledige naam, bijv. Jan Stek</svg:desc></draw:control></text:span><text:span text:style-name="T190"><text:tab/></text:span><text:span text:style-name="T194">i.e.</text:span><text:span text:style-name="T191"> </text:span><text:span text:style-name="T192">additional </text:span><text:span text:style-name="T193">user</text:span><text:span text:style-name="T195">s</text:span></text:p>
      <text:p text:style-name="P97"><text:span text:style-name="Definition"><text:span text:style-name="T217">&lt;</text:span></text:span><text:span text:style-name="Definition"><text:span text:style-name="T174">USERN</text:span></text:span><text:span text:style-name="Definition"><text:span text:style-name="T175">a</text:span></text:span><text:span text:style-name="Definition"><text:span text:style-name="T176">me&gt;</text:span></text:span><text:span text:style-name="Definition"><text:span text:style-name="T174"><text:tab/><text:tab/><text:tab/> </text:span></text:span><text:span text:style-name="T200"><draw:control text:anchor-type="as-char" svg:y="-0.4cm" draw:z-index="9" draw:name="Gberuikersnaam 1" draw:style-name="gr2" draw:text-style-name="P99" svg:width="6.002cm" svg:height="0.5cm" draw:control="control8"><svg:title>Gebruikersnaam</svg:title><svg:desc>Korte naam, bijv. jan</svg:desc></draw:control></text:span><text:span text:style-name="T200"><text:tab/></text:span><text:span text:style-name="T202">i</text:span><text:span text:style-name="T183">.</text:span><text:span text:style-name="T186">e.</text:span><text:span text:style-name="T183"> </text:span><text:span text:style-name="T179">additional </text:span><text:span text:style-name="T180">user</text:span><text:span text:style-name="T181">s</text:span></text:p>
      <text:p text:style-name="P88"><text:span text:style-name="T252">r</text:span>eplace &lt;...&gt; in this checklist with the value in the text box.</text:p>
      <text:p text:style-name="P53"/>
      <text:p text:style-name="P53"/>
      <text:p text:style-name="P15"><text:span text:style-name="T107">Not yet on Linux?</text:span><text:span text:style-name="T101"><text:tab/></text:span><text:span text:style-name="T106">Use</text:span><text:span text:style-name="T102"> </text:span><text:span text:style-name="Strong_20_Emphasis"><text:span text:style-name="T109">Checklist </text:span></text:span><text:span text:style-name="Strong_20_Emphasis"><text:span text:style-name="T110">transfer</text:span></text:span><text:span text:style-name="T102"> o</text:span><text:span text:style-name="T105">n</text:span><text:span text:style-name="T10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03"> </text:span><text:span text:style-name="T105">u</text:span><text:span text:style-name="T103">nder </text:span><text:span text:style-name="T108">Linux</text:span><text:span text:style-name="T104">.</text:span></text:p>
      <text:p text:style-name="P51"><text:span text:style-name="T121">New installation?</text:span><text:span text:style-name="T123"><text:tab/><text:tab/></text:span><text:span text:style-name="T125">Start at chapter</text:span><text:span text:style-name="T123"> </text:span><text:span text:style-name="T121"><text:bookmark-ref text:reference-format="page" text:ref-name="__RefNumPara__4009_1271708128">2</text:bookmark-ref></text:span><text:span text:style-name="T123"><text:s text:c="2"/></text:span><text:span text:style-name="T122"><text:bookmark-ref text:reference-format="text" text:ref-name="__RefNumPara__4009_1271708128">Perform installation</text:bookmark-ref></text:span><text:span text:style-name="T124">.</text:span></text:p>
      <text:p text:style-name="P36"/>
      <text:p text:style-name="P36"/>
      <text:list text:style-name="L1">
        <text:list-item>
          <text:p text:style-name="P93"><text:bookmark-start text:name="__RefNumPara__4083_1271708128"/>Prepar<text:span text:style-name="T223">e </text:span>installatio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6"><text:span text:style-name="Strong_20_Emphasis"><text:span text:style-name="T33"><draw:control text:anchor-type="as-char" draw:z-index="7" draw:name="Vorm3_0" draw:style-name="gr1" draw:text-style-name="P9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33"><draw:control text:anchor-type="as-char" draw:z-index="12" draw:name="Vorm3_ 1" draw:style-name="gr1" draw:text-style-name="P98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7"><text:span text:style-name="Strong_20_Emphasis"><text:span text:style-name="T17">Log in as </text:span></text:span><text:span text:style-name="Definition"><text:span text:style-name="T219">&lt;user</text:span></text:span><text:span text:style-name="Definition"><text:span text:style-name="T187">&gt;</text:span></text:span><text:span text:style-name="Definition"><text:span text:style-name="T6"><text:note text:id="ftn2" text:note-class="footnote"><text:note-citation>2</text:note-citation><text:note-body><text:p text:style-name="P65"><text:span text:style-name="User_20_Entry"><text:span text:style-name="T65">Login any additional </text:span></text:span><text:span text:style-name="Definition"><text:span text:style-name="T211">USER</text:span></text:span><text:span text:style-name="User_20_Entry"><text:span text:style-name="T70">s</text:span></text:span><text:span text:style-name="User_20_Entry"><text:span text:style-name="T75"> </text:span></text:span><text:span text:style-name="User_20_Entry"><text:span text:style-name="T65">and follow the same steps.</text:span></text:span></text:p></text:note-body></text:note></text:span></text:span><text:span text:style-name="Strong_20_Emphasis"><text:span text:style-name="T18">.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D2" office:value-type="string">
            <text:p text:style-name="P37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3"><text:span text:style-name="Strong_20_Emphasis"><text:span text:style-name="T34"><draw:control text:anchor-type="as-char" draw:z-index="14" draw:name="Vorm 4" draw:style-name="gr1" draw:text-style-name="P9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3" office:value-type="string">
            <text:p text:style-name="P81"><text:span text:style-name="Strong_20_Emphasis"><text:span text:style-name="T30">Type: </text:span></text:span><text:span text:style-name="User_20_Entry"><text:span text:style-name="T81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4" office:value-type="string">
            <text:p text:style-name="P59"><text:span text:style-name="Strong_20_Emphasis"><text:span text:style-name="T2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5" office:value-type="string">
            <text:p text:style-name="P38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3"><text:span text:style-name="Strong_20_Emphasis"><text:span text:style-name="T34"><draw:control text:anchor-type="as-char" draw:z-index="15" draw:name="Vorm 6" draw:style-name="gr1" draw:text-style-name="P9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34"><draw:control text:anchor-type="as-char" draw:z-index="16" draw:name="Vorm 7" draw:style-name="gr1" draw:text-style-name="P98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82"><text:span text:style-name="Strong_20_Emphasis"><text:span text:style-name="T30">Type: </text:span></text:span><text:span text:style-name="User_20_Entry"><text:span text:style-name="T81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9"><text:span text:style-name="Strong_20_Emphasis"><text:span text:style-name="T20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58"><text:span text:style-name="Strong_20_Emphasis"><text:span text:style-name="T22">Select </text:span></text:span><text:span text:style-name="Strong_20_Emphasis"><text:span text:style-name="T49">1</text:span></text:span><text:span text:style-name="Strong_20_Emphasis"><text:span text:style-name="T22"> Prepar</text:span></text:span><text:span text:style-name="Strong_20_Emphasis"><text:span text:style-name="T28">e</text:span></text:span><text:span text:style-name="Strong_20_Emphasis"><text:span text:style-name="T22"> installation</text:span></text:span><text:span text:style-name="Strong_20_Emphasis"><text:span text:style-name="T27">. 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3"/>
          </table:table-cell>
          <table:table-cell table:style-name="_31_._5f_Installatie_5f_voorbereiden.D8" office:value-type="string">
            <text:p text:style-name="P59"><text:span text:style-name="Strong_20_Emphasis"><text:span text:style-name="T21">Follow the instructions on the screen.</text:span></text:span></text:p>
          </table:table-cell>
        </table:table-row>
      </table:table>
      <text:p text:style-name="P27"/>
      <text:list text:continue-numbering="true" text:style-name="L1">
        <text:list-item>
          <text:p text:style-name="P9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8"><text:span text:style-name="Strong_20_Emphasis"><text:span text:style-name="T34"><draw:control text:anchor-type="as-char" draw:z-index="2" draw:name="Vorm9" draw:style-name="gr1" draw:text-style-name="P9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5"><text:span text:style-name="T113">Boot the computer from</text:span><text:span text:style-name="T119"><text:note text:id="ftn3" text:note-class="footnote"><text:note-citation>1</text:note-citation><text:note-body><text:p text:style-name="P89"><text:span text:style-name="T76">Boot menu/Setup via one of the </text:span><text:span text:style-name="T77">f</text:span><text:span text:style-name="T76">requently used keys: </text:span><text:span text:style-name="Toets-voetnoot"><text:span text:style-name="T89">Esc</text:span></text:span><text:span text:style-name="T78">, </text:span><text:span text:style-name="Toets-voetnoot"><text:span text:style-name="T89">Delete</text:span></text:span><text:span text:style-name="T78">, </text:span><text:span text:style-name="Toets-voetnoot"><text:span text:style-name="T89">F1</text:span></text:span><text:span text:style-name="T78">, </text:span><text:span text:style-name="Toets-voetnoot"><text:span text:style-name="T89">F2</text:span></text:span><text:span text:style-name="T78">, </text:span><text:span text:style-name="Toets-voetnoot"><text:span text:style-name="T89">F9</text:span></text:span><text:span text:style-name="T78">, </text:span><text:span text:style-name="Toets-voetnoot"><text:span text:style-name="T89">F10</text:span></text:span><text:span text:style-name="T78">, </text:span><text:span text:style-name="Toets-voetnoot"><text:span text:style-name="T89">F11</text:span></text:span><text:span text:style-name="T78">, or </text:span><text:span text:style-name="Toets-voetnoot"><text:span text:style-name="T89">F12</text:span></text:span></text:p></text:note-body></text:note></text:span><text:span text:style-name="T113"> an</text:span><text:span text:style-name="T115"> </text:span><text:span text:style-name="Strong_20_Emphasis"><text:span text:style-name="T98"><text:user-field-get text:name="Distro">Rocky Linux</text:user-field-get></text:span></text:span><text:span text:style-name="T118"><text:s/></text:span><text:span text:style-name="T99"><text:user-field-get text:name="Version">8.10</text:user-field-get></text:span><text:span text:style-name="T99"><text:s/></text:span><text:span text:style-name="Strong_20_Emphasis"><text:span text:style-name="T63">Desktop </text:span></text:span><text:span text:style-name="Strong_20_Emphasis"><text:span text:style-name="T61">L</text:span></text:span><text:span text:style-name="T58">ive</text:span><text:span text:style-name="T58"><text:note text:id="ftn4" text:note-class="footnote"><text:note-citation>2</text:note-citation><text:note-body><text:p text:style-name="P74"><text:span text:style-name="T10">From a Live USB stick you can boot and work with </text:span><text:span text:style-name="Strong_20_Emphasis"><text:span text:style-name="T120"><text:user-field-get text:name="Distro">Rocky Linux</text:user-field-get></text:span></text:span><text:span text:style-name="Strong_20_Emphasis"><text:span text:style-name="T120"><text:s/></text:span></text:span><text:span text:style-name="T10">without modifying any files on the hard drive and also allows installation of </text:span><text:span text:style-name="Strong_20_Emphasis"><text:span text:style-name="T120"><text:user-field-get text:name="Distro">Rocky Linux</text:user-field-get></text:span></text:span><text:span text:style-name="Strong_20_Emphasis"><text:span text:style-name="T120">.</text:span></text:span></text:p></text:note-body></text:note></text:span><text:span text:style-name="T113"> USB stick</text:span><text:span text:style-name="T59"><text:note text:id="ftn5" text:note-class="footnote"><text:note-citation>3</text:note-citation><text:note-body><text:p text:style-name="P84"><text:span text:style-name="Strong_20_Emphasis"><text:span text:style-name="T66">Create a bootable USB stick:<text:line-break/>Download a CD image file (.iso) from</text:span></text:span><text:span text:style-name="Strong_20_Emphasis"><text:span text:style-name="T68"> </text:span></text:span><text:a xlink:type="simple" xlink:href="https://rockylinux.org/nl/download" text:style-name="Internet_20_link" text:visited-style-name="Visited_20_Internet_20_Link"><text:span text:style-name="Strong_20_Emphasis"><text:span text:style-name="T210">rockylinux.org/nl/download</text:span></text:span></text:a><text:span text:style-name="Strong_20_Emphasis"><text:span text:style-name="T68">, </text:span></text:span><text:span text:style-name="Strong_20_Emphasis"><text:span text:style-name="T69">under </text:span></text:span><text:span text:style-name="Strong_20_Emphasis"><text:span text:style-name="T73">De</text:span></text:span><text:span text:style-name="Strong_20_Emphasis"><text:span text:style-name="T74">fault</text:span></text:span><text:span text:style-name="Strong_20_Emphasis"><text:span text:style-name="T73"> Images</text:span></text:span><text:span text:style-name="Strong_20_Emphasis"><text:span text:style-name="T69"> click </text:span></text:span><text:span text:style-name="Strong_20_Emphasis"><text:span text:style-name="T73">Rocky Linux </text:span></text:span><text:span text:style-name="Strong_20_Emphasis"><text:span text:style-name="T73"><text:user-field-get text:name="Version">8.10</text:user-field-get></text:span></text:span><text:span text:style-name="Strong_20_Emphasis"><text:span text:style-name="T69">, and click </text:span></text:span><text:span text:style-name="Strong_20_Emphasis"><text:span text:style-name="T74">DVD ISO</text:span></text:span><text:span text:style-name="Strong_20_Emphasis"><text:span text:style-name="T69">.<text:line-break/></text:span></text:span><text:span text:style-name="Strong_20_Emphasis"><text:span text:style-name="T67">The next steps are described in </text:span></text:span><text:span text:style-name="Strong_20_Emphasis"><text:span text:style-name="T71">Linux informati</text:span></text:span><text:span text:style-name="Strong_20_Emphasis"><text:span text:style-name="T72">on</text:span></text:span><text:span text:style-name="Strong_20_Emphasis"><text:span text:style-name="T67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9">karelzimmer.nl/en</text:span></text:span></text:a><text:span text:style-name="Strong_20_Emphasis"><text:span text:style-name="T67">, under </text:span></text:span><text:span text:style-name="Strong_20_Emphasis"><text:span text:style-name="T71">Linux</text:span></text:span><text:span text:style-name="Strong_20_Emphasis"><text:span text:style-name="T67">.</text:span></text:span></text:p></text:note-body></text:note></text:span><text:span text:style-name="T113">.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2" office:value-type="string">
            <text:p text:style-name="P92"><text:span text:style-name="T100">Select</text:span><text:span text:style-name="Strong_20_Emphasis"><text:span text:style-name="T35"> </text:span></text:span><text:span text:style-name="Strong_20_Emphasis"><text:span text:style-name="T82">Install</text:span></text:span><text:span text:style-name="Strong_20_Emphasis"><text:span text:style-name="T36"> </text:span></text:span><text:span text:style-name="Strong_20_Emphasis"><text:span text:style-name="T83"><text:user-field-get text:name="Distro">Rocky Linux</text:user-field-get></text:span></text:span><text:span text:style-name="Strong_20_Emphasis"><text:span text:style-name="T85"><text:s/></text:span></text:span><text:span text:style-name="Strong_20_Emphasis"><text:span text:style-name="T84"><text:user-field-get text:name="Version">8.10</text:user-field-get></text:span></text:span><text:span text:style-name="T114"><text:s/></text:span><text:span text:style-name="T116">and press the</text:span><text:span text:style-name="Strong_20_Emphasis"><text:span text:style-name="T32"> </text:span></text:span><text:span text:style-name="Toets"><text:span text:style-name="T86">Enter</text:span></text:span><text:span text:style-name="Strong_20_Emphasis"><text:span text:style-name="T30"> </text:span></text:span><text:span text:style-name="Strong_20_Emphasis"><text:span text:style-name="T31">key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19"/></text:span></text:p>
          </table:table-cell>
          <table:table-cell table:style-name="_32_._5f_Installatie_5f_uitvoeren.C3" office:value-type="string">
            <text:p text:style-name="P64"><text:span text:style-name="Strong_20_Emphasis"><text:span text:style-name="T251">Follow the installation screens and complete them.</text:span></text:span><text:span text:style-name="T237"/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70"><text:span text:style-name="Strong_20_Emphasis"><text:span text:style-name="T20"><draw:control text:anchor-type="as-char" draw:z-index="26" draw:name="Vorm 1" draw:style-name="gr1" draw:text-style-name="P98" svg:width="0.35cm" svg:height="0.35cm" draw:control="control25"/></text:span></text:span></text:p>
          </table:table-cell>
          <table:table-cell table:style-name="_32_._5f_Installatie_5f_uitvoeren.C3" office:value-type="string">
            <text:p text:style-name="P23"><text:span text:style-name="T133">At</text:span><text:span text:style-name="T134"> </text:span><text:span text:style-name="Strong_20_Emphasis"><text:span text:style-name="T133">WELCOME TO ROCKY LINUX </text:span></text:span><text:span text:style-name="Strong_20_Emphasis"><text:span text:style-name="T173"><text:user-field-get text:name="Version">8.10</text:user-field-get></text:span></text:span><text:span text:style-name="Strong_20_Emphasis"><text:span text:style-name="T145"><text:s/>select language and click </text:span></text:span><text:span text:style-name="T156">Continue</text:span><text:span text:style-name="T135">.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70"><text:span text:style-name="Strong_20_Emphasis"><text:span text:style-name="T20"><draw:control text:anchor-type="as-char" draw:z-index="21" draw:name="Vorm 10" draw:style-name="gr1" draw:text-style-name="P98" svg:width="0.35cm" svg:height="0.35cm" draw:control="control20"/></text:span></text:span></text:p>
          </table:table-cell>
          <table:table-cell table:style-name="_32_._5f_Installatie_5f_uitvoeren.C8" office:value-type="string">
            <text:p text:style-name="P21"><text:span text:style-name="T136">U</text:span><text:span text:style-name="T137">nder</text:span><text:span text:style-name="T134"> </text:span><text:span text:style-name="Strong_20_Emphasis"><text:span text:style-name="T137">USER SETTINGS</text:span></text:span><text:span text:style-name="Strong_20_Emphasis"><text:span text:style-name="T151"> </text:span></text:span><text:span text:style-name="Strong_20_Emphasis"><text:span text:style-name="T152">click</text:span></text:span><text:span text:style-name="Strong_20_Emphasis"><text:span text:style-name="T153"> </text:span></text:span><text:span text:style-name="T157">User </text:span><text:span text:style-name="T163">C</text:span><text:span text:style-name="T157">reation</text:span><text:span text:style-name="T135">.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8" office:value-type="string">
            <text:p text:style-name="P79"><text:span text:style-name="T213">Enter your</text:span><text:span text:style-name="T214"> </text:span><text:span text:style-name="Strong_20_Emphasis"><text:span text:style-name="T56">Full name</text:span></text:span><text:span text:style-name="Strong_20_Emphasis"><text:span text:style-name="T39"> </text:span></text:span><text:span text:style-name="Definition"><text:span text:style-name="T217">&lt;user</text:span></text:span><text:span text:style-name="Definition"><text:span text:style-name="T176">&gt;</text:span></text:span><text:span text:style-name="Strong_20_Emphasis"><text:span text:style-name="T40">, <text:line-break/></text:span></text:span><text:span text:style-name="Strong_20_Emphasis"><text:span text:style-name="T56">User name</text:span></text:span><text:span text:style-name="Strong_20_Emphasis"><text:span text:style-name="T39"> </text:span></text:span><text:span text:style-name="Definition"><text:span text:style-name="T220">&lt;user</text:span></text:span><text:span text:style-name="Definition"><text:span text:style-name="T221">name</text:span></text:span><text:span text:style-name="Definition"><text:span text:style-name="T188">&gt;</text:span></text:span><text:span text:style-name="Strong_20_Emphasis"><text:span text:style-name="T39">,</text:span></text:span></text:p>
            <text:p text:style-name="P77"><text:span text:style-name="Strong_20_Emphasis"><text:span text:style-name="T41">check</text:span></text:span><text:span text:style-name="Strong_20_Emphasis"><text:span text:style-name="T42"> </text:span></text:span><text:span text:style-name="Strong_20_Emphasis"><text:span text:style-name="T51">Ma</text:span></text:span><text:span text:style-name="Strong_20_Emphasis"><text:span text:style-name="T52">ke this user administrator</text:span></text:span><text:span text:style-name="Strong_20_Emphasis"><text:span text:style-name="T42">,</text:span></text:span></text:p>
            <text:p text:style-name="P78"><text:span text:style-name="Strong_20_Emphasis"><text:span text:style-name="T38">enter a </text:span></text:span><text:span text:style-name="Strong_20_Emphasis"><text:span text:style-name="T50">password</text:span></text:span><text:span text:style-name="Strong_20_Emphasis"><text:span text:style-name="T38"> twice</text:span></text:span><text:span text:style-name="Strong_20_Emphasis"><text:span text:style-name="T42"> </text:span></text:span><text:span text:style-name="Strong_20_Emphasis"><text:span text:style-name="T43">and c</text:span></text:span><text:span text:style-name="Strong_20_Emphasis"><text:span text:style-name="T42">li</text:span></text:span><text:span text:style-name="Strong_20_Emphasis"><text:span text:style-name="T44">c</text:span></text:span><text:span text:style-name="Strong_20_Emphasis"><text:span text:style-name="T42">k </text:span></text:span><text:span text:style-name="Strong_20_Emphasis"><text:span text:style-name="T53">Done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8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70"><text:span text:style-name="Strong_20_Emphasis"><text:span text:style-name="T20"><draw:control text:anchor-type="as-char" draw:z-index="22" draw:name="Vorm 2" draw:style-name="gr1" draw:text-style-name="P98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1"><text:span text:style-name="T136">U</text:span><text:span text:style-name="T137">nder</text:span><text:span text:style-name="T135"> </text:span><text:span text:style-name="T158">SYSTEM</text:span><text:span text:style-name="T135"> </text:span><text:span text:style-name="T136">click</text:span><text:span text:style-name="T138"> </text:span><text:span text:style-name="T158">Installati</text:span><text:span text:style-name="T159">on Destination</text:span><text:span text:style-name="Strong_20_Emphasis"><text:span text:style-name="T146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8" office:value-type="string">
            <text:p text:style-name="P34"><text:span text:style-name="T215">Check</text:span><text:span text:style-name="T248"> </text:span><text:span text:style-name="T249">the </text:span><text:span text:style-name="T250">Device Selection</text:span><text:span text:style-name="T233"> </text:span><text:span text:style-name="Strong_20_Emphasis"><text:span text:style-name="T235">and click </text:span></text:span><text:span text:style-name="Strong_20_Emphasis"><text:span text:style-name="T234">Done</text:span></text:span><text:span text:style-name="Strong_20_Emphasis"><text:span text:style-name="T236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70"><text:span text:style-name="Strong_20_Emphasis"><text:span text:style-name="T20"><draw:control text:anchor-type="as-char" draw:z-index="23" draw:name="Vorm 12" draw:style-name="gr1" draw:text-style-name="P98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1"><text:span text:style-name="T136">U</text:span><text:span text:style-name="T137">nder</text:span><text:span text:style-name="T135"> </text:span><text:span text:style-name="T158">SYSTEM</text:span><text:span text:style-name="T135"> </text:span><text:span text:style-name="T136">click</text:span><text:span text:style-name="T138"> </text:span><text:span text:style-name="T158">Netwerk &amp; </text:span><text:span text:style-name="T156">H</text:span><text:span text:style-name="T158">ost </text:span><text:span text:style-name="T156">N</text:span><text:span text:style-name="T158">a</text:span><text:span text:style-name="T156">me</text:span><text:span text:style-name="Strong_20_Emphasis"><text:span text:style-name="T146">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5" office:value-type="string">
            <text:p text:style-name="P24"><text:span text:style-name="T170">Move</text:span><text:span text:style-name="T168"> the slider behind the network adapter </text:span><text:span text:style-name="T169">from </text:span><text:span text:style-name="T172">OFF</text:span><text:span text:style-name="T169"> </text:span><text:span text:style-name="T168">to </text:span><text:span text:style-name="T171">ON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5" office:value-type="string">
            <text:p text:style-name="P19"><text:span text:style-name="T139">Enter you</text:span><text:span text:style-name="T143">r</text:span><text:span text:style-name="T140"> </text:span><text:span text:style-name="Strong_20_Emphasis"><text:span text:style-name="T141">Host </text:span></text:span><text:span text:style-name="Strong_20_Emphasis"><text:span text:style-name="T139">N</text:span></text:span><text:span text:style-name="Strong_20_Emphasis"><text:span text:style-name="T141">am</text:span></text:span><text:span text:style-name="Strong_20_Emphasis"><text:span text:style-name="T139">e</text:span></text:span><text:span text:style-name="Definition"><text:span text:style-name="T4"> &lt;</text:span></text:span><text:span text:style-name="Definition"><text:span text:style-name="T7">computerna</text:span></text:span><text:span text:style-name="Definition"><text:span text:style-name="T8">me&gt;</text:span></text:span><text:span text:style-name="Strong_20_Emphasis"><text:span text:style-name="T147"> </text:span></text:span><text:span text:style-name="Strong_20_Emphasis"><text:span text:style-name="T148">and click </text:span></text:span><text:span text:style-name="Strong_20_Emphasis"><text:span text:style-name="T160">Apply</text:span></text:span><text:span text:style-name="Strong_20_Emphasis"><text:span text:style-name="T149">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5" office:value-type="string">
            <text:p text:style-name="P80"><text:span text:style-name="Strong_20_Emphasis"><text:span text:style-name="T150">C</text:span></text:span><text:span text:style-name="Strong_20_Emphasis"><text:span text:style-name="T144">li</text:span></text:span><text:span text:style-name="Strong_20_Emphasis"><text:span text:style-name="T150">c</text:span></text:span><text:span text:style-name="Strong_20_Emphasis"><text:span text:style-name="T144">k </text:span></text:span><text:span text:style-name="Strong_20_Emphasis"><text:span text:style-name="T159">Done</text:span></text:span><text:span text:style-name="Strong_20_Emphasis"><text:span text:style-name="T144">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5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70"><text:span text:style-name="Strong_20_Emphasis"><text:span text:style-name="T20"><draw:control text:anchor-type="as-char" draw:z-index="24" draw:name="Vorm 5" draw:style-name="gr1" draw:text-style-name="P98" svg:width="0.35cm" svg:height="0.35cm" draw:control="control23"/></text:span></text:span></text:p>
          </table:table-cell>
          <table:table-cell table:style-name="_32_._5f_Installatie_5f_uitvoeren.C15" office:value-type="string">
            <text:p text:style-name="P21"><text:span text:style-name="T136">U</text:span><text:span text:style-name="T137">nder</text:span><text:span text:style-name="T135"> </text:span><text:span text:style-name="T158">SOFTWARE</text:span><text:span text:style-name="T135"> </text:span><text:span text:style-name="T136">click</text:span><text:span text:style-name="T138"> </text:span><text:span text:style-name="T161">Software </text:span><text:span text:style-name="T162">S</text:span><text:span text:style-name="T161">electi</text:span><text:span text:style-name="T162">on</text:span><text:span text:style-name="Strong_20_Emphasis"><text:span text:style-name="T146">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5" office:value-type="string">
            <text:p text:style-name="P21"><text:span text:style-name="T142">Select </text:span><text:span text:style-name="T161">Server</text:span><text:span text:style-name="T142"> </text:span><text:span text:style-name="Strong_20_Emphasis"><text:span text:style-name="T153">and click </text:span></text:span><text:span text:style-name="Strong_20_Emphasis"><text:span text:style-name="T164">Done</text:span></text:span><text:span text:style-name="Strong_20_Emphasis"><text:span text:style-name="T146">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2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70"><text:span text:style-name="Strong_20_Emphasis"><text:span text:style-name="T20"><draw:control text:anchor-type="as-char" draw:z-index="25" draw:name="Vorm 14" draw:style-name="gr1" draw:text-style-name="P98" svg:width="0.35cm" svg:height="0.35cm" draw:control="control24"/></text:span></text:span></text:p>
          </table:table-cell>
          <table:table-cell table:style-name="_32_._5f_Installatie_5f_uitvoeren.C22" office:value-type="string">
            <text:p text:style-name="P20"><text:span text:style-name="Strong_20_Emphasis"><text:span text:style-name="T154">Click</text:span></text:span><text:span text:style-name="Strong_20_Emphasis"><text:span text:style-name="T155"> </text:span></text:span><text:span text:style-name="Strong_20_Emphasis"><text:span text:style-name="T165">Begin </text:span></text:span><text:span text:style-name="Strong_20_Emphasis"><text:span text:style-name="T166">Installation</text:span></text:span><text:span text:style-name="Strong_20_Emphasis"><text:span text:style-name="T146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2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70"><text:span text:style-name="Strong_20_Emphasis"><text:span text:style-name="T20"><draw:control text:anchor-type="as-char" draw:z-index="27" draw:name="Vorm 13" draw:style-name="gr1" draw:text-style-name="P98" svg:width="0.35cm" svg:height="0.35cm" draw:control="control26"/></text:span></text:span></text:p>
          </table:table-cell>
          <table:table-cell table:style-name="_32_._5f_Installatie_5f_uitvoeren.C22" office:value-type="string">
            <text:p text:style-name="P22"><text:span text:style-name="Strong_20_Emphasis"><text:span text:style-name="T154">Click</text:span></text:span><text:span text:style-name="Strong_20_Emphasis"><text:span text:style-name="T155"> </text:span></text:span><text:span text:style-name="Strong_20_Emphasis"><text:span text:style-name="T167">Reboot System</text:span></text:span><text:span text:style-name="Strong_20_Emphasis"><text:span text:style-name="T146">.</text:span></text:span></text:p>
          </table:table-cell>
        </table:table-row>
      </table:table>
      <text:p text:style-name="P54"><text:span text:style-name="Strong_20_Emphasis"><text:span text:style-name="T37"/></text:span></text:p>
      <text:list text:continue-numbering="true" text:style-name="L1">
        <text:list-item>
          <text:p text:style-name="P91"><text:span text:style-name="Strong_20_Emphasis"><text:span text:style-name="T55">Finish installation</text:span></text:span></text:p>
        </text:list-item>
      </text:list>
      <text:p text:style-name="P55"><text:span text:style-name="Strong_20_Emphasis"><text:span text:style-name="T1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71"><text:span text:style-name="Strong_20_Emphasis"><text:span text:style-name="T34"><draw:control text:anchor-type="as-char" draw:z-index="3" draw:name="Vorm24" draw:style-name="gr1" draw:text-style-name="P9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85"><text:span text:style-name="Strong_20_Emphasis"><text:span text:style-name="T15">Log in as </text:span></text:span><text:span text:style-name="Definition"><text:span text:style-name="T220">&lt;user</text:span></text:span><text:span text:style-name="Definition"><text:span text:style-name="T188">&gt;</text:span></text:span><text:span text:style-name="Strong_20_Emphasis"><text:span text:style-name="T15">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73"><text:span text:style-name="Strong_20_Emphasis"><text:span text:style-name="T34"><draw:control text:anchor-type="as-char" draw:z-index="17" draw:name="Vorm4" draw:style-name="gr1" draw:text-style-name="P98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81"><text:span text:style-name="Strong_20_Emphasis"><text:span text:style-name="T30">Type: </text:span></text:span><text:span text:style-name="User_20_Entry"><text:span text:style-name="T81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60"><text:span text:style-name="Strong_20_Emphasis"><text:span text:style-name="T2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5" office:value-type="string">
            <text:p text:style-name="P39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73"><text:span text:style-name="Strong_20_Emphasis"><text:span text:style-name="T34"><draw:control text:anchor-type="as-char" draw:z-index="18" draw:name="Vorm 3" draw:style-name="gr1" draw:text-style-name="P98" svg:width="0.35cm" svg:height="0.35cm" draw:control="control17"/></text:span></text:span></text:p>
          </table:table-cell>
          <table:table-cell table:style-name="_33_._5f_Installatie_5f_afronden.C6" office:value-type="string">
            <text:p text:style-name="P83"><text:span text:style-name="Strong_20_Emphasis"><text:span text:style-name="T30">Type: </text:span></text:span><text:span text:style-name="User_20_Entry"><text:span text:style-name="T81">kz menu</text:span>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71"><text:span text:style-name="Strong_20_Emphasis"><text:span text:style-name="T20"/></text:span></text:p>
          </table:table-cell>
          <table:table-cell table:style-name="_33_._5f_Installatie_5f_afronden.C7" office:value-type="string">
            <text:p text:style-name="P67"><text:span text:style-name="Strong_20_Emphasis"><text:span text:style-name="T23">Se</text:span></text:span><text:span text:style-name="Strong_20_Emphasis"><text:span text:style-name="T25">lect</text:span></text:span><text:span text:style-name="Strong_20_Emphasis"><text:span text:style-name="T23"> </text:span></text:span><text:span text:style-name="Strong_20_Emphasis"><text:span text:style-name="T54">3</text:span></text:span><text:span text:style-name="Strong_20_Emphasis"><text:span text:style-name="T45"> </text:span></text:span><text:span text:style-name="Strong_20_Emphasis"><text:span text:style-name="T46">Finish installatio</text:span></text:span><text:span text:style-name="Strong_20_Emphasis"><text:span text:style-name="T47">n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"/>
          </table:table-cell>
          <table:table-cell table:style-name="_33_._5f_Installatie_5f_afronden.C8" office:value-type="string">
            <text:p text:style-name="P61"><text:span text:style-name="Strong_20_Emphasis"><text:span text:style-name="T21">Follow the instructions on the screen.</text:span></text:span></text:p>
          </table:table-cell>
        </table:table-row>
      </table:table>
      <text:p text:style-name="P55"><text:span text:style-name="Strong_20_Emphasis"><text:span text:style-name="T15"/></text:span></text:p>
      <text:list text:continue-numbering="true" text:style-name="L1">
        <text:list-item>
          <text:p text:style-name="P95"><text:span text:style-name="Strong_20_Emphasis"><text:span text:style-name="T9">P</text:span></text:span><text:span text:style-name="Strong_20_Emphasis"><text:span text:style-name="T132">rovision user</text:span></text:span></text:p>
        </text:list-item>
      </text:list>
      <text:p text:style-name="P2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72"><text:span text:style-name="Strong_20_Emphasis"><text:span text:style-name="T34"><draw:control text:anchor-type="as-char" draw:z-index="6" draw:name="Vorm40_0" draw:style-name="gr1" draw:text-style-name="P98" svg:width="0.35cm" svg:height="0.35cm" draw:control="control5"/></text:span></text:span></text:p>
          </table:table-cell>
          <table:table-cell table:style-name="Tabel2.A1" office:value-type="string">
            <text:p text:style-name="P72"><text:span text:style-name="Strong_20_Emphasis"><text:span text:style-name="T34"><draw:control text:anchor-type="as-char" draw:z-index="11" draw:name="Vorm40_ 1" draw:style-name="gr1" draw:text-style-name="P98" svg:width="0.35cm" svg:height="0.35cm" draw:control="control10"/></text:span></text:span></text:p>
          </table:table-cell>
          <table:table-cell table:style-name="Tabel2.D1" office:value-type="string">
            <text:p text:style-name="P35"><text:span text:style-name="Strong_20_Emphasis"><text:span text:style-name="T16">Log in as</text:span></text:span><text:span text:style-name="Strong_20_Emphasis"><text:span text:style-name="T15"> </text:span></text:span><text:span text:style-name="Definition"><text:span text:style-name="T220">&lt;user</text:span></text:span><text:span text:style-name="Definition"><text:span text:style-name="T188">&gt;</text:span></text:span><text:span text:style-name="Strong_20_Emphasis"><text:span text:style-name="T24"><text:note text:id="ftn6" text:note-class="footnote"><text:note-citation>1</text:note-citation><text:note-body><text:p text:style-name="P66"><text:span text:style-name="User_20_Entry"><text:span text:style-name="T80">Login any additional </text:span></text:span><text:span text:style-name="Definition"><text:span text:style-name="T212">USER</text:span></text:span><text:span text:style-name="User_20_Entry"><text:span text:style-name="T79">s </text:span></text:span><text:span text:style-name="User_20_Entry"><text:span text:style-name="T80">and follow the same steps.</text:span></text:span></text:p></text:note-body></text:note></text:span></text:span><text:span text:style-name="Strong_20_Emphasis"><text:span text:style-name="T15">.</text:span></text:span></text:p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/>
          </table:table-cell>
          <table:table-cell table:style-name="Tabel2.D2" office:value-type="string">
            <text:p text:style-name="P40"/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50"><text:span text:style-name="Strong_20_Emphasis"><text:span text:style-name="T64"><draw:control text:anchor-type="as-char" draw:z-index="13" draw:name="Vorm4_ 2" draw:style-name="gr1" draw:text-style-name="P98" svg:width="0.35cm" svg:height="0.35cm" draw:control="control12"/></text:span></text:span></text:p>
          </table:table-cell>
          <table:table-cell table:style-name="Tabel2.D2" office:value-type="string">
            <text:p text:style-name="P63"><text:span text:style-name="Strong_20_Emphasis"><text:span text:style-name="T87">Go through the welcome screens.</text:span></text:span></text:p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/>
          </table:table-cell>
          <table:table-cell table:style-name="Tabel2.D2" office:value-type="string">
            <text:p text:style-name="P40"/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73"><text:span text:style-name="Strong_20_Emphasis"><text:span text:style-name="T34"><draw:control text:anchor-type="as-char" draw:z-index="19" draw:name="Vorm 8" draw:style-name="gr1" draw:text-style-name="P98" svg:width="0.35cm" svg:height="0.35cm" draw:control="control18"/></text:span></text:span></text:p>
          </table:table-cell>
          <table:table-cell table:style-name="Tabel2.A1" office:value-type="string">
            <text:p text:style-name="P73"><text:span text:style-name="Strong_20_Emphasis"><text:span text:style-name="T34"><draw:control text:anchor-type="as-char" draw:z-index="20" draw:name="Vorm 9" draw:style-name="gr1" draw:text-style-name="P98" svg:width="0.35cm" svg:height="0.35cm" draw:control="control19"/></text:span></text:span></text:p>
          </table:table-cell>
          <table:table-cell table:style-name="Tabel2.D5" office:value-type="string">
            <text:p text:style-name="P83"><text:span text:style-name="Strong_20_Emphasis"><text:span text:style-name="T30">Type: </text:span></text:span><text:span text:style-name="User_20_Entry"><text:span text:style-name="T81">kz menu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6" office:value-type="string">
            <text:p text:style-name="P33"><text:span text:style-name="Strong_20_Emphasis"><text:span text:style-name="T26">Select</text:span></text:span><text:span text:style-name="Strong_20_Emphasis"><text:span text:style-name="T23"> </text:span></text:span><text:span text:style-name="Strong_20_Emphasis"><text:span text:style-name="T54">4</text:span></text:span><text:span text:style-name="Strong_20_Emphasis"><text:span text:style-name="T48"> </text:span></text:span><text:span text:style-name="Strong_20_Emphasis"><text:span text:style-name="T29">Provision user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7" office:value-type="string">
            <text:p text:style-name="P62"><text:span text:style-name="Strong_20_Emphasis"><text:span text:style-name="T21">Follow the instructions on the screen.</text:span></text:span></text:p>
          </table:table-cell>
        </table:table-row>
      </table:table>
      <text:p text:style-name="P41"/>
      <text:p text:style-name="P42"/>
      <text:p text:style-name="P52"><text:span text:style-name="T128">End of checklist,</text:span><text:span text:style-name="T129"> </text:span><text:span text:style-name="Strong_20_Emphasis"><text:span text:style-name="T96"><text:user-field-get text:name="Distro">Rocky Linux</text:user-field-get></text:span></text:span><text:span text:style-name="T127"><text:s/></text:span><text:span text:style-name="T126"><text:user-field-get text:name="Version">8.10</text:user-field-get></text:span><text:span text:style-name="T126"><text:s/></text:span><text:span text:style-name="Strong_20_Emphasis"><text:span text:style-name="T97">Desktop</text:span></text:span><text:span text:style-name="Strong_20_Emphasis"><text:span text:style-name="T60"> </text:span></text:span><text:span text:style-name="T128">installation is complete.</text:span></text:p>
      <text:p text:style-name="P30"/>
      <text:p text:style-name="P17"><text:span text:style-name="Emphasis"><text:span text:style-name="T240">Written</text:span></text:span><text:span text:style-name="Emphasis"><text:span text:style-name="T241"> </text:span></text:span><text:span text:style-name="Emphasis"><text:span text:style-name="T240">by</text:span></text:span><text:span text:style-name="Emphasis"><text:span text:style-name="T24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47">Karel Zimmer</text:span></text:span></text:a><text:span text:style-name="Emphasis"><text:span text:style-name="T242">.</text:span></text:span></text:p>
      <text:p text:style-name="P18"><text:span text:style-name="Emphasis"><text:span text:style-name="T245">License </text:span></text:span><text:span text:style-name="Emphasis"><text:span text:style-name="T243">C</text:span></text:span><text:span text:style-name="Emphasis"><text:span text:style-name="T244">C0</text:span></text:span><text:span text:style-name="Emphasis"><text:span text:style-name="T242"> 1.0 </text:span></text:span><text:span text:style-name="Emphasis"><text:span text:style-name="T24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46"><text:s/></text:span></text:span><text:span text:style-name="Emphasis"><text:span text:style-name="T24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46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oets" style:family="text" style:parent-style-name="Strong_20_Emphasis">
      <style:text-properties style:font-name="Liberation Mono3" fo:font-family="'Liberation Mono'" style:font-style-name="Vet" style:font-family-generic="modern" style:font-pitch="fixed" fo:font-size="11pt" fo:font-weight="normal" loext:padding="0.049cm" loext:border="0.06pt solid #000000"/>
    </style:style>
    <style:style style:name="Toets-voetnoot" style:family="text" style:parent-style-name="Toets">
      <style:text-properties fo:font-size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5-01-02T13:37:16.631228425">02/01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2T13:37:16.467881396</dc:date>
    <meta:keyword>Installatie</meta:keyword>
    <meta:keyword>Checklist</meta:keyword>
    <meta:keyword>Linux</meta:keyword>
    <meta:editing-cycles>6974</meta:editing-cycles>
    <meta:editing-duration>P12DT7H11M43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1" meta:word-count="424" meta:character-count="2661" meta:non-whitespace-character-count="2270"/>
    <meta:user-defined meta:name="Info 1"/>
    <meta:user-defined meta:name="Info 2"/>
    <meta:user-defined meta:name="Info 3"/>
    <meta:user-defined meta:name="Info 4"/>
  </office:meta>
</office:document-meta>
</file>